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6" style:family="table">
      <style:table-properties style:width="17.507cm" fo:margin-left="0cm" fo:margin-top="0cm" fo:margin-bottom="0cm" fo:break-before="auto" fo:break-after="auto" table:align="left"/>
    </style:style>
    <style:style style:name="Table16.A" style:family="table-column">
      <style:table-column-properties style:column-width="4.604cm"/>
    </style:style>
    <style:style style:name="Table16.B" style:family="table-column">
      <style:table-column-properties style:column-width="7.105cm"/>
    </style:style>
    <style:style style:name="Table16.C" style:family="table-column">
      <style:table-column-properties style:column-width="5.798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6.2" style:family="table-row">
      <style:table-row-properties style:min-row-height="0.67cm" fo:keep-together="auto"/>
    </style:style>
    <style:style style:name="Table16.8" style:family="table-row">
      <style:table-row-properties style:min-row-height="0.762cm" fo:keep-together="auto"/>
    </style:style>
    <style:style style:name="Table16.A12"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line-height="100%" fo:orphans="0" fo:widows="0"/>
      <style:text-properties fo:font-size="9pt" officeooo:paragraph-rsid="0016c4e4" style:font-size-asian="9pt" style:font-size-complex="9pt"/>
    </style:style>
    <style:style style:name="P2" style:family="paragraph" style:parent-style-name="Standard">
      <style:paragraph-properties fo:line-height="100%"/>
      <style:text-properties fo:font-size="9pt" officeooo:paragraph-rsid="0016c4e4" style:font-size-asian="9pt" style:font-size-complex="9pt"/>
    </style:style>
    <style:style style:name="P3" style:family="paragraph" style:parent-style-name="Standard">
      <style:text-properties fo:font-size="9pt" officeooo:rsid="004a389f" officeooo:paragraph-rsid="0016c4e4" style:font-size-asian="9pt" style:font-size-complex="9pt"/>
    </style:style>
    <style:style style:name="P4" style:family="paragraph" style:parent-style-name="Standard">
      <style:text-properties fo:font-size="9pt" officeooo:rsid="004eaf2a" officeooo:paragraph-rsid="0016c4e4" style:font-size-asian="9pt" style:font-size-complex="9pt"/>
    </style:style>
    <style:style style:name="P5" style:family="paragraph" style:parent-style-name="Standard">
      <style:paragraph-properties fo:line-height="100%"/>
      <style:text-properties fo:font-size="9pt" officeooo:rsid="0050a123" officeooo:paragraph-rsid="0016c4e4" style:font-size-asian="9pt" style:font-size-complex="9pt"/>
    </style:style>
    <style:style style:name="P6" style:family="paragraph" style:parent-style-name="Standard">
      <style:text-properties fo:font-size="9pt" officeooo:rsid="00544352" officeooo:paragraph-rsid="0016c4e4" style:font-size-asian="9pt" style:font-size-complex="9pt"/>
    </style:style>
    <style:style style:name="P7" style:family="paragraph" style:parent-style-name="Standard">
      <style:text-properties fo:font-size="9pt" officeooo:rsid="00857931" officeooo:paragraph-rsid="0016c4e4" style:font-size-asian="9pt" style:font-size-complex="9pt"/>
    </style:style>
    <style:style style:name="P8" style:family="paragraph" style:parent-style-name="Standard">
      <style:text-properties fo:font-size="9pt" officeooo:paragraph-rsid="0016c4e4" style:font-size-asian="9pt" style:font-size-complex="9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16c4e4" style:font-size-asian="9pt" style:font-weight-asian="bold" style:font-size-complex="9pt"/>
    </style:style>
    <style:style style:name="P10" style:family="paragraph" style:parent-style-name="Standard">
      <style:paragraph-properties fo:line-height="100%" fo:orphans="0" fo:widows="0"/>
      <style:text-properties fo:font-size="9pt" fo:font-weight="bold" officeooo:paragraph-rsid="0016c4e4" style:font-size-asian="9pt" style:font-weight-asian="bold" style:font-size-complex="9pt"/>
    </style:style>
    <style:style style:name="P11" style:family="paragraph" style:parent-style-name="Standard">
      <style:paragraph-properties fo:break-before="page"/>
      <style:text-properties officeooo:paragraph-rsid="0016c4e4"/>
    </style:style>
    <style:style style:name="P12" style:family="paragraph" style:parent-style-name="Standard">
      <style:text-properties officeooo:paragraph-rsid="0016c4e4"/>
    </style:style>
    <style:style style:name="T1" style:family="text">
      <style:text-properties officeooo:rsid="004844bc"/>
    </style:style>
    <style:style style:name="T2" style:family="text">
      <style:text-properties officeooo:rsid="004993df"/>
    </style:style>
    <style:style style:name="T3" style:family="text">
      <style:text-properties officeooo:rsid="004bc79a"/>
    </style:style>
    <style:style style:name="T4" style:family="text">
      <style:text-properties officeooo:rsid="004a389f"/>
    </style:style>
    <style:style style:name="T5" style:family="text">
      <style:text-properties officeooo:rsid="00666d3a"/>
    </style:style>
    <style:style style:name="T6" style:family="text">
      <style:text-properties officeooo:rsid="0065575f"/>
    </style:style>
    <style:style style:name="T7" style:family="text">
      <style:text-properties fo:font-size="9pt" style:font-size-asian="9pt" style:font-size-complex="9pt"/>
    </style:style>
    <style:style style:name="T8" style:family="text">
      <style:text-properties fo:font-size="9pt" officeooo:rsid="004d6838" style:font-size-asian="9pt" style:font-size-complex="9pt"/>
    </style:style>
    <style:style style:name="T9" style:family="text">
      <style:text-properties officeooo:rsid="004d6838" style:font-size-asian="9pt" style:font-size-complex="9pt"/>
    </style:style>
    <style:style style:name="T10" style:family="text">
      <style:text-properties officeooo:rsid="00559b7e"/>
    </style:style>
    <style:style style:name="T11" style:family="text">
      <style:text-properties officeooo:rsid="008683c8"/>
    </style:style>
    <style:style style:name="T12" style:family="text">
      <style:text-properties officeooo:rsid="004eaf2a"/>
    </style:style>
    <style:style style:name="T13" style:family="text">
      <style:text-properties officeooo:rsid="0050a123"/>
    </style:style>
    <style:style style:name="T14" style:family="text">
      <style:text-properties officeooo:rsid="006e8cc0"/>
    </style:style>
    <style:style style:name="T15" style:family="text">
      <style:text-properties officeooo:rsid="00510ad4"/>
    </style:style>
    <style:style style:name="T16" style:family="text">
      <style:text-properties officeooo:rsid="0052c656"/>
    </style:style>
    <style:style style:name="T17" style:family="text">
      <style:text-properties officeooo:rsid="00c4f694"/>
    </style:style>
    <style:style style:name="T18" style:family="text">
      <style:text-properties officeooo:rsid="006ce88b"/>
    </style:style>
    <style:style style:name="T19" style:family="text">
      <style:text-properties officeooo:rsid="006c3448"/>
    </style:style>
    <style:style style:name="T20" style:family="text">
      <style:text-properties officeooo:rsid="0082289e"/>
    </style:style>
    <style:style style:name="T21" style:family="text">
      <style:text-properties officeooo:rsid="00857931"/>
    </style:style>
    <style:style style:name="T22" style:family="text">
      <style:text-properties officeooo:rsid="006f10cc"/>
    </style:style>
    <style:style style:name="T23" style:family="text">
      <style:text-properties officeooo:rsid="008a0152"/>
    </style:style>
    <style:style style:name="T24"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text:span text:style-name="Default_20_Paragraph_20_Fon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GDP usage in game making</text:p>
          </table:table-cell>
          <table:table-cell table:style-name="Table16.A1" office:value-type="string">
            <text:p text:style-name="P10">Description <text:span text:style-name="T1">(using CHAT concepts)</text:span></text:p>
          </table:table-cell>
          <table:table-cell table:style-name="Table16.A1" office:value-type="string">
            <text:p text:style-name="P9">Examples in data – <text:span text:style-name="T2">click links to move to evidence in vignette</text:span></text:p>
          </table:table-cell>
        </table:table-row>
        <table:table-row table:style-name="Table16.2">
          <table:table-cell table:style-name="Table16.A1" table:number-columns-spanned="3" office:value-type="string">
            <text:p text:style-name="P2">Personal appropriation: </text:p>
          </table:table-cell>
          <table:covered-table-cell/>
          <table:covered-table-cell/>
        </table:table-row>
        <table:table-row table:style-name="Table16.2">
          <table:table-cell table:style-name="Table16.A1" office:value-type="string">
            <text:p text:style-name="P8">GDPs used in appropriation of personal knowledge.</text:p>
          </table:table-cell>
          <table:table-cell table:style-name="Table16.A1" office:value-type="string">
            <text:p text:style-name="P3">Facilitators can use existing and planned GDPs to surface computational, design and systems concepts embedded in games. </text:p>
            <text:p text:style-name="P8"/>
            <text:p text:style-name="P8"><text:span text:style-name="T3">Beyond curricular knowledge, p</text:span><text:span text:style-name="T4">articipants </text:span><text:span text:style-name="T5"><text:s/>demonstrate</text:span><text:span text:style-name="T6"> concrete </text:span><text:span text:style-name="T5">and varied design</text:span><text:span text:style-name="T2"> knowledge.</text:span></text:p>
            <text:p text:style-name="P8"><text:span text:style-name="T6"><text:line-break/>Careful template design can aid </text:span><text:span text:style-name="T4">experimentation with </text:span><text:span text:style-name="T6">game</text:span><text:span text:style-name="T4"> dynamics via rapid prototyping techniques.<text:line-break/><text:line-break/>The implementation of GDPs can stimulate participants to adopt or to share technical processes.</text:span></text:p>
          </table:table-cell>
          <table:table-cell table:style-name="Table16.A1" office:value-type="string">
            <text:p text:style-name="P12"><text:span text:style-name="T8">Personal appropration of learning map concepts: </text:span><text:span text:style-name="Definition"><text:span text:style-name="T9"><text:reference-ref text:reference-format="text" text:ref-name="V2.55 ">Error: Reference source not found</text:reference-ref></text:span></text:span><text:span text:style-name="T7">, Appendix.learningmap</text:span></text:p>
            <text:p text:style-name="P8"/>
            <text:p text:style-name="P8">Fluidity of <text:span text:style-name="T10">design</text:span> operations: <text:span text:style-name="Definition"><text:bookmark-ref text:reference-format="text" text:ref-name="__RefHeading___Toc28164_847915739">Error: Reference source not found</text:bookmark-ref></text:span>, <text:s/><text:span text:style-name="Definition"><text:bookmark-ref text:reference-format="text" text:ref-name="__RefHeading___Toc28166_847915739">Error: Reference source not found</text:bookmark-ref></text:span><text:span text:style-name="Definition">, </text:span></text:p>
            <text:p text:style-name="P8"><text:line-break/><text:span text:style-name="T11">Use of c</text:span>ode patching and code snippets in <text:span text:style-name="T11">V</text:span>1<text:line-break/><text:line-break/>Debugging in Vignettes 2, 1, <text:line-break/><text:line-break/>Pres<text:span text:style-name="T12">­</text:span>ent in x out of y coded sessions.</text:p>
          </table:table-cell>
        </table:table-row>
        <table:table-row table:style-name="Table16.2">
          <table:table-cell table:style-name="Table16.A1" table:number-columns-spanned="3" office:value-type="string">
            <text:p text:style-name="P8">Guided Participation / Interpersonal focus </text:p>
            <text:p text:style-name="P8"/>
          </table:table-cell>
          <table:covered-table-cell/>
          <table:covered-table-cell/>
        </table:table-row>
        <table:table-row table:style-name="Table16.1">
          <table:table-cell table:style-name="Table16.A1" office:value-type="string">
            <text:p text:style-name="P8">GDPs as a framework for supporting resources and navigation</text:p>
            <text:p text:style-name="P2"/>
          </table:table-cell>
          <table:table-cell table:style-name="Table16.A1" office:value-type="string">
            <text:p text:style-name="P8">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16.A1" office:value-type="string">
            <text:p text:style-name="P4">Use provide<text:span text:style-name="T13">d</text:span> of <text:span text:style-name="T13">step-by-step</text:span> doc<text:span text:style-name="T13">ucmentation</text:span></text:p>
            <text:p text:style-name="P4">V.2 , <text:s/><text:span text:style-name="Definition"><text:reference-ref text:reference-format="text" text:ref-name="V3.a">Error: Reference source not found</text:reference-ref></text:span></text:p>
            <text:p text:style-name="P2"/>
            <text:p text:style-name="P5">Use of code <text:span text:style-name="T14">snippet </text:span>examples: V1</text:p>
            <text:p text:style-name="P5"/>
            <text:p text:style-name="P5">U<text:span text:style-name="T10">tility </text:span>of a graphical <text:span text:style-name="T10">menu</text:span> <text:span text:style-name="T10">and </text:span>map of GDPs: App.theming</text:p>
            <text:p text:style-name="P2"><text:line-break/>Present in x out of y coded sessions.</text:p>
          </table:table-cell>
        </table:table-row>
        <table:table-row table:style-name="Table16.1">
          <table:table-cell table:style-name="Table16.A1" office:value-type="string">
            <text:p text:style-name="P8">GDPs used to scaffold ideation <text:span text:style-name="T13">and prioritisation</text:span> processes</text:p>
            <text:p text:style-name="P1"/>
          </table:table-cell>
          <table:table-cell table:style-name="Table16.A1" office:value-type="string">
            <text:p text:style-name="P8">GDP concepts can guide ideation processes in diverse ways including: <text:span text:style-name="T13">use of GDP terms as shortcuts in ideation and prioritisation, </text:span>the use of visual code structures</text:p>
          </table:table-cell>
          <table:table-cell table:style-name="Table16.A1" office:value-type="string">
            <text:p text:style-name="P8">Use of GDPs concepts by participants during ideation: V2,3 ,<text:reference-ref text:reference-format="text" text:ref-name="V7.a">Error: Reference source not found</text:reference-ref> </text:p>
            <text:p text:style-name="P8"/>
            <text:p text:style-name="P8">GDPs <text:span text:style-name="T10">altered via</text:span> visual prototyping: Appendix.prototyping, <text:bookmark-ref text:reference-format="text" text:ref-name="__RefHeading___Toc6171_4048863986">Error: Reference source not found</text:bookmark-ref><text:s/></text:p>
            <text:p text:style-name="P8"/>
            <text:p text:style-name="P8">Discussion of GDP dynamics facilitated by template game structure: </text:p>
            <text:p text:style-name="P1"><text:line-break/>Present in x out of y coded sessions.</text:p>
          </table:table-cell>
        </table:table-row>
        <table:table-row table:style-name="Table16.1">
          <table:table-cell table:style-name="Table16.A1" office:value-type="string">
            <text:p text:style-name="P8">GDPs used to aid the process of division of labour</text:p>
            <text:p text:style-name="P8"/>
          </table:table-cell>
          <table:table-cell table:style-name="Table16.A1" office:value-type="string">
            <text:p text:style-name="P8">Participants can split work and resolve working blockages by allocating different GDPs or parts thereof.</text:p>
            <text:p text:style-name="P8"/>
            <text:p text:style-name="P8">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16.A1" office:value-type="string">
            <text:p text:style-name="P8">Dividing work between pairs by pattern based on difficulty or aptitude: <text:reference-ref text:reference-format="text" text:ref-name="V3.a">Error: Reference source not found</text:reference-ref>, <text:reference-ref text:reference-format="text" text:ref-name="V2.b">Error: Reference source not found</text:reference-ref></text:p>
            <text:p text:style-name="P8"/>
            <text:p text:style-name="P8">Alternating between coding <text:s/>tasks <text:span text:style-name="T15">and other non-coding tasks</text:span> in Vignette <text:span text:style-name="T15">2.</text:span><text:line-break/></text:p>
            <text:p text:style-name="P8">Parents shifting from <text:span text:style-name="T15">facilitating</text:span> role to a more directive <text:span text:style-name="T15">role: </text:span><text:s/>Vignette 7<text:line-break/><text:line-break/>Present in x out of y coded sessions.</text:p>
          </table:table-cell>
        </table:table-row>
        <table:table-row table:style-name="Table16.8">
          <table:table-cell table:style-name="Table16.A1" table:number-columns-spanned="3" office:value-type="string">
            <text:p text:style-name="P8">Cultural activity focus </text:p>
          </table:table-cell>
          <table:covered-table-cell/>
          <table:covered-table-cell/>
        </table:table-row>
        <table:table-row table:style-name="Table16.8">
          <table:table-cell table:style-name="Table16.A1" office:value-type="string">
            <text:p text:style-name="P8">GDPs can encourage learners to design for others</text:p>
            <text:p text:style-name="P8"/>
          </table:table-cell>
          <table:table-cell table:style-name="Table16.A1" office:value-type="string">
            <text:p text:style-name="P8">Referring to the impact of implementing or changing GDPs can help scaffold the process of imagining the end user experiences.</text:p>
            <text:p text:style-name="P8"/>
          </table:table-cell>
          <table:table-cell table:style-name="Table16.A1" office:value-type="string">
            <text:p text:style-name="P8"><text:span text:style-name="T16">GDPs used to stimulate </text:span>awareness of designing for others: <text:reference-ref text:reference-format="text" text:ref-name="V2.55 ">Error: Reference source not found</text:reference-ref><text:line-break/></text:p>
            <text:p text:style-name="P8"><text:soft-page-break/>Present in 8 out of 12 coded sessions.</text:p>
          </table:table-cell>
        </table:table-row>
        <table:table-row table:style-name="Table16.8">
          <table:table-cell table:style-name="Table16.A1" office:value-type="string">
            <text:p text:style-name="P8">GDPs facilitate the use of <text:span text:style-name="T17">home repertoires and interests</text:span></text:p>
            <text:p text:style-name="P8"/>
            <text:p text:style-name="P8"/>
            <text:p text:style-name="P8"/>
            <text:p text:style-name="P8"/>
          </table:table-cell>
          <table:table-cell table:style-name="Table16.A1" office:value-type="string">
            <text:p text:style-name="P8">Three dimensions of GDPs (mechanics, dynamics and aesthetics) can be used by participants to share and explore <text:span text:style-name="T17">interests</text:span> and <text:span text:style-name="T18">other</text:span> <text:span text:style-name="T17">repertoires</text:span> within the emerging learning community.</text:p>
            <text:p text:style-name="P8"/>
          </table:table-cell>
          <table:table-cell table:style-name="Table16.A1" office:value-type="string">
            <text:p text:style-name="P6">Via incorporation of home interests <text:span text:style-name="T18">and </text:span><text:span text:style-name="T17">repertoires</text:span><text:span text:style-name="T18"> </text:span>in game narrative<text:span text:style-name="T18">s</text:span>: <text:reference-ref text:reference-format="text" text:ref-name="V6.a">Error: Reference source not found</text:reference-ref></text:p>
            <text:p text:style-name="P6"><text:span text:style-name="T18">and assets: </text:span>V<text:span text:style-name="T19">6</text:span>.b </text:p>
            <text:p text:style-name="P6"><text:s/></text:p>
            <text:p text:style-name="P8"><text:span text:style-name="T19">C</text:span>odin<text:span text:style-name="T19">g</text:span> <text:span text:style-name="T19">and documentation practices</text:span>: <text:reference-ref text:reference-format="text" text:ref-name="V7.a">Error: Reference source not found</text:reference-ref><text:s text:c="2"/></text:p>
            <text:p text:style-name="P2"/>
            <text:p text:style-name="P8">Bertie’s sharing of knowledge of game mechanics in Vignette 1<text:span text:style-name="T20">b</text:span> <text:line-break/><text:line-break/>Present in x out of y coded sessions.</text:p>
          </table:table-cell>
        </table:table-row>
        <table:table-row table:style-name="Table16.8">
          <table:table-cell table:style-name="Table16.A1" office:value-type="string">
            <text:p text:style-name="P8">GDPs are propagated into the community through playtesting</text:p>
          </table:table-cell>
          <table:table-cell table:style-name="Table16.A1" office:value-type="string">
            <text:p text:style-name="P8"><text:span text:style-name="T21">New GDPs emerge often from the merging of home knowledge, technical processes and existing patterns.<text:line-break/></text:span><text:line-break/>The implementation of popular or novel GDPs by participant pairs or individuals is often spread through peer activity.</text:p>
            <text:p text:style-name="P7"/>
          </table:table-cell>
          <table:table-cell table:style-name="Table16.A1" office:value-type="string">
            <text:p text:style-name="P8"><text:span text:style-name="T14">A popular GDP implementation</text:span> becomes a subject of community activity: <text:span text:style-name="T14">V1</text:span><text:span text:style-name="T22">b</text:span> <text:line-break/><text:line-break/>Present in x out of y coded sessions.</text:p>
          </table:table-cell>
        </table:table-row>
        <table:table-row table:style-name="Table16.8">
          <table:table-cell table:style-name="Table16.A12" office:value-type="string">
            <text:p text:style-name="P8">GDPs <text:span text:style-name="T23">as components of emerging repertoires in an evolving idioculture </text:span></text:p>
          </table:table-cell>
          <table:table-cell table:style-name="Table16.A12" office:value-type="string">
            <text:p text:style-name="P8"/>
          </table:table-cell>
          <table:table-cell table:style-name="Table16.A12" office:value-type="string">
            <text:p text:style-name="P8"/>
          </table:table-cell>
        </table:table-row>
      </table:table>
      <text:p text:style-name="P8"/>
      <text:p text:style-name="P8"><text:span text:style-name="Default_20_Paragraph_20_Fo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_20_Paragraph_20_Font" style:display-name="Default Paragraph Font" style:family="text"/>
    <style:style style:name="Definition" style:family="text">
      <style:text-properties fo:color="#2a6099" loext:opacity="100%" fo:font-size="9pt"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k Chesterman</meta:initial-creator>
    <meta:creation-date>2025-07-31T10:28:38.029535314</meta:creation-date>
    <dc:date>2025-07-31T10:28:57.066162486</dc:date>
    <dc:creator>Mick Chesterman</dc:creator>
    <meta:editing-duration>PT20S</meta:editing-duration>
    <meta:editing-cycles>1</meta:editing-cycles>
    <meta:document-statistic meta:table-count="1" meta:image-count="0" meta:object-count="0" meta:page-count="2" meta:paragraph-count="47" meta:word-count="629" meta:character-count="4153" meta:non-whitespace-character-count="3534"/>
    <meta:generator>LibreOffice/7.4.7.2$Linux_X86_64 LibreOffice_project/40$Build-2</meta:generator>
  </office:meta>
</office:document-meta>
</file>